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Standard">
      <style:paragraph-properties fo:text-align="justify" style:justify-single-word="false"/>
      <style:text-properties officeooo:rsid="001bd329" officeooo:paragraph-rsid="001bd329"/>
    </style:style>
    <style:style style:name="P9" style:family="paragraph" style:parent-style-name="Standard">
      <style:text-properties fo:font-size="18pt" fo:font-weight="bold" officeooo:rsid="001bd329" officeooo:paragraph-rsid="001bd329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4pt" fo:font-style="normal" fo:font-weight="normal" officeooo:rsid="001bd329" officeooo:paragraph-rsid="001bd32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officeooo:rsid="002a1809" officeooo:paragraph-rsid="002a1809" style:font-size-asian="12.25pt" style:font-size-complex="14pt"/>
    </style:style>
    <style:style style:name="P12" style:family="paragraph" style:parent-style-name="Standard">
      <style:text-properties officeooo:rsid="002a1809" officeooo:paragraph-rsid="002a1809"/>
    </style:style>
    <style:style style:name="P13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a18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7.9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8.44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3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8.916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actividad1_5</text:file-name></text:p>
      <text:p text:style-name="P5">Marcos Miquel Lisarde</text:p>
      <text:p text:style-name="P2"/>
      <text:p text:style-name="P1"/>
      <text:p text:style-name="P9"><text:bookmark text:name="yui_3_18_1_1_1759489968175_90"/>¿Qué modelo de servicio (IaaS, PaaS, SaaS) te resulta más útil para tu futuro profesional como programador?</text:p>
      <text:p text:style-name="P1"/>
      <text:p text:style-name="P8"><text:span text:style-name="T6">Como programador, el modelo que me resulta más útil para el futuro profesional es </text:span><text:span text:style-name="Strong_20_Emphasis"><text:span text:style-name="T6">PaaS (Plataforma como Servicio)</text:span></text:span><text:span text:style-name="T6">, ya que permite centrarse en el desarrollo de aplicaciones sin tener que invertir tanto tiempo en la configuración o mantenimiento de la infraestructura. PaaS ofrece entornos listos para programar, probar y desplegar, lo que acelera el proceso de creación de software y facilita trabajar en equipo. Sin embargo, conocer también IaaS e incluso SaaS es importante, porque cada modelo responde a diferentes necesidades dentro del mundo tecnológico.</text:span></text:p>
      <text:p text:style-name="P1"/>
      <text:p text:style-name="P9"><text:bookmark text:name="yui_3_18_1_1_1759489968175_96"/><text:span text:style-name="T3">¿</text:span>Qué ventajas tiene usar infraestructura como servicio frente a gestionar tus propios recursos manualmente desde una consola?</text:p>
      <text:p text:style-name="P9"/>
      <text:p text:style-name="P10">En cuanto a las ventajas de usar <text:span text:style-name="Strong_20_Emphasis"><text:span text:style-name="T5">Infraestructura como Servicio (IaaS)</text:span></text:span> frente a gestionar manualmente recursos propios desde una consola, lo más destacable es la flexibilidad y la escalabilidad. Con IaaS puedes crear servidores virtuales, redes o almacenamiento en minutos, pagar solo por lo que usas y adaptarte a cambios en la carga de trabajo sin tener que comprar hardware nuevo. Además, la nube se encarga de la redundancia y la seguridad básica, lo que reduce riesgos y esfuerzo en comparación con administrar físicamente cada servidor o dispositivo.</text:p>
      <text:p text:style-name="P1"/>
      <text:p text:style-name="P9"><text:bookmark text:name="yui_3_18_1_1_1759489968175_97"/>¿Crees que es positivo que pocas empresas (AWS, Azure, GCP) dominen la mayor parte del mercado?</text:p>
      <text:p text:style-name="P12"/>
      <text:p text:style-name="P11">Sobre el hecho de que pocas empresas (AWS, Azure y Google Cloud) dominen el mercado, tiene un lado positivo y uno negativo. Lo positivo es que estas compañías cuentan con recursos suficientes para ofrecer servicios muy potentes, seguros y con una innovación constante. Además, garantizan estabilidad y soporte a largo plazo. Lo negativo es que la concentración de poder limita la competencia y puede provocar dependencia excesiva de unos pocos proveedores, con riesgos de subida de precios o menor flexibilidad para el cliente. En general, es beneficioso aprovechar sus servicios, pero también conviene estar atentos a la diversificación y a posibles alternativas más pequeñ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7.9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8.916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3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8.44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1_5</text:file-name><draw:custom-shape text:anchor-type="char" draw:z-index="0" draw:name="PowerPlusWaterMarkObject 1" draw:style-name="Mgr1" draw:text-style-name="MP1" svg:width="16.999cm" svg:height="7.977cm" draw:transform="rotate (0.785398163397448) translate (-0.432152777777778cm 15.1872638888889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1_5</text:file-name><draw:custom-shape text:anchor-type="char" draw:z-index="1" draw:name="PowerPlusWaterMarkObject 2" draw:style-name="Mgr1" draw:text-style-name="MP1" svg:width="16.999cm" svg:height="7.977cm" draw:transform="rotate (0.785398163397448) translate (-0.432152777777778cm 15.1872638888889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8.915cm" draw:transform="rotate (0.785398163397448) translate (-0.481541666666667cm 17.0516944444444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349cm" draw:transform="skewX (6.10816986600918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8.446cm" draw:transform="skewX (-9.7998587848995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7.977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03T13:18:33.335440203</dc:date>
    <meta:editing-duration>PT37M36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2" meta:paragraph-count="12" meta:word-count="337" meta:character-count="2170" meta:non-whitespace-character-count="1841"/>
  </office:meta>
</office:document-meta>
</file>